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44pt" officeooo:rsid="00100e2f" officeooo:paragraph-rsid="00100e2f" style:font-size-asian="44pt" style:font-size-complex="44pt"/>
    </style:style>
    <style:style style:name="P2" style:family="paragraph" style:parent-style-name="Standard">
      <style:paragraph-properties fo:line-height="100%" fo:text-align="center" style:justify-single-word="false"/>
      <style:text-properties fo:font-size="44pt" officeooo:paragraph-rsid="00100e2f" style:font-size-asian="44pt" style:font-size-complex="44pt"/>
    </style:style>
    <style:style style:name="P3" style:family="paragraph" style:parent-style-name="Standard">
      <style:paragraph-properties fo:text-align="justify" style:justify-single-word="false"/>
      <style:text-properties officeooo:rsid="00100e2f" officeooo:paragraph-rsid="001eb664"/>
    </style:style>
    <style:style style:name="P4" style:family="paragraph" style:parent-style-name="Standard">
      <style:paragraph-properties fo:text-align="justify" style:justify-single-word="false"/>
      <style:text-properties officeooo:rsid="00100e2f" officeooo:paragraph-rsid="002b8d05"/>
    </style:style>
    <style:style style:name="P5" style:family="paragraph" style:parent-style-name="Standard">
      <style:paragraph-properties fo:line-height="100%"/>
      <style:text-properties officeooo:rsid="00100e2f" officeooo:paragraph-rsid="00100e2f"/>
    </style:style>
    <style:style style:name="P6" style:family="paragraph" style:parent-style-name="Standard">
      <style:paragraph-properties fo:line-height="100%" fo:text-align="center" style:justify-single-word="false"/>
      <style:text-properties officeooo:rsid="00100e2f" officeooo:paragraph-rsid="00100e2f"/>
    </style:style>
    <style:style style:name="P7" style:family="paragraph" style:parent-style-name="Standard">
      <style:paragraph-properties fo:text-align="justify" style:justify-single-word="false" fo:break-before="page"/>
      <style:text-properties officeooo:rsid="00100e2f" officeooo:paragraph-rsid="00190c3b"/>
    </style:style>
    <style:style style:name="P8" style:family="paragraph" style:parent-style-name="Standard">
      <style:paragraph-properties fo:text-align="justify" style:justify-single-word="false"/>
      <style:text-properties officeooo:paragraph-rsid="005334a6"/>
    </style:style>
    <style:style style:name="P9" style:family="paragraph" style:parent-style-name="Standard">
      <style:paragraph-properties fo:text-align="justify" style:justify-single-word="false"/>
      <style:text-properties style:text-line-through-style="none" officeooo:paragraph-rsid="005a203e"/>
    </style:style>
    <style:style style:name="P10" style:family="paragraph" style:parent-style-name="Standard">
      <style:paragraph-properties fo:text-align="justify" style:justify-single-word="false"/>
      <style:text-properties officeooo:rsid="00100e2f" officeooo:paragraph-rsid="001eb664"/>
    </style:style>
    <style:style style:name="P11" style:family="paragraph" style:parent-style-name="Standard">
      <style:paragraph-properties fo:line-height="100%" fo:text-align="center" style:justify-single-word="false"/>
      <style:text-properties officeooo:rsid="00100e2f" officeooo:paragraph-rsid="00100e2f"/>
    </style:style>
    <style:style style:name="T1" style:family="text">
      <style:text-properties fo:font-size="36pt" officeooo:rsid="00100e2f" style:font-size-asian="36pt" style:font-size-complex="36pt"/>
    </style:style>
    <style:style style:name="T2" style:family="text">
      <style:text-properties fo:font-size="36pt" officeooo:rsid="00115e4b" style:font-size-asian="36pt" style:font-size-complex="36pt"/>
    </style:style>
    <style:style style:name="T3" style:family="text">
      <style:text-properties fo:font-size="36pt" officeooo:rsid="0091cb51" style:font-size-asian="36pt" style:font-size-complex="36pt"/>
    </style:style>
    <style:style style:name="T4" style:family="text">
      <style:text-properties officeooo:rsid="0013e157"/>
    </style:style>
    <style:style style:name="T5" style:family="text">
      <style:text-properties officeooo:rsid="00190c3b"/>
    </style:style>
    <style:style style:name="T6" style:family="text">
      <style:text-properties style:text-underline-style="solid" style:text-underline-width="auto" style:text-underline-color="font-color" officeooo:rsid="00190c3b"/>
    </style:style>
    <style:style style:name="T7" style:family="text">
      <style:text-properties style:text-underline-style="solid" style:text-underline-width="auto" style:text-underline-color="font-color" officeooo:rsid="001eb664"/>
    </style:style>
    <style:style style:name="T8" style:family="text">
      <style:text-properties officeooo:rsid="0019ecf0"/>
    </style:style>
    <style:style style:name="T9" style:family="text">
      <style:text-properties fo:font-style="italic" officeooo:rsid="0026a922" style:font-style-asian="italic" style:font-style-complex="italic"/>
    </style:style>
    <style:style style:name="T10" style:family="text">
      <style:text-properties fo:font-style="italic" officeooo:rsid="00287e6f" style:font-style-asian="italic" style:font-style-complex="italic"/>
    </style:style>
    <style:style style:name="T11" style:family="text">
      <style:text-properties fo:font-style="italic" officeooo:rsid="006b5788" style:font-style-asian="italic" style:font-style-complex="italic"/>
    </style:style>
    <style:style style:name="T12" style:family="text">
      <style:text-properties fo:font-style="italic" officeooo:rsid="008bd7cd" style:font-style-asian="italic" style:font-style-complex="italic"/>
    </style:style>
    <style:style style:name="T13" style:family="text">
      <style:text-properties fo:font-style="italic" officeooo:rsid="002c8d38" style:font-style-asian="italic" style:font-style-complex="italic"/>
    </style:style>
    <style:style style:name="T14" style:family="text">
      <style:text-properties fo:font-style="italic" style:text-underline-style="none" officeooo:rsid="0019ecf0" style:font-style-asian="italic" style:font-style-complex="italic"/>
    </style:style>
    <style:style style:name="T15" style:family="text">
      <style:text-properties officeooo:rsid="001b44b6"/>
    </style:style>
    <style:style style:name="T16" style:family="text">
      <style:text-properties officeooo:rsid="001cbb8a"/>
    </style:style>
    <style:style style:name="T17" style:family="text">
      <style:text-properties officeooo:rsid="001e7c1b"/>
    </style:style>
    <style:style style:name="T18" style:family="text">
      <style:text-properties officeooo:rsid="001eb664"/>
    </style:style>
    <style:style style:name="T19" style:family="text">
      <style:text-properties officeooo:rsid="001eed7a"/>
    </style:style>
    <style:style style:name="T20" style:family="text">
      <style:text-properties officeooo:rsid="002043eb"/>
    </style:style>
    <style:style style:name="T21" style:family="text">
      <style:text-properties officeooo:rsid="0021c518"/>
    </style:style>
    <style:style style:name="T22" style:family="text">
      <style:text-properties officeooo:rsid="00236cb7"/>
    </style:style>
    <style:style style:name="T23" style:family="text">
      <style:text-properties officeooo:rsid="00248d19"/>
    </style:style>
    <style:style style:name="T24" style:family="text">
      <style:text-properties officeooo:rsid="0025c9f3"/>
    </style:style>
    <style:style style:name="T25" style:family="text">
      <style:text-properties officeooo:rsid="0026a922"/>
    </style:style>
    <style:style style:name="T26" style:family="text">
      <style:text-properties officeooo:rsid="00276125"/>
    </style:style>
    <style:style style:name="T27" style:family="text">
      <style:text-properties officeooo:rsid="0027a83d"/>
    </style:style>
    <style:style style:name="T28" style:family="text">
      <style:text-properties officeooo:rsid="00298793"/>
    </style:style>
    <style:style style:name="T29" style:family="text">
      <style:text-properties officeooo:rsid="002b4d72"/>
    </style:style>
    <style:style style:name="T30" style:family="text">
      <style:text-properties officeooo:rsid="002b8d05"/>
    </style:style>
    <style:style style:name="T31" style:family="text">
      <style:text-properties officeooo:rsid="002c8d38"/>
    </style:style>
    <style:style style:name="T32" style:family="text">
      <style:text-properties officeooo:rsid="002f819d"/>
    </style:style>
    <style:style style:name="T33" style:family="text">
      <style:text-properties officeooo:rsid="0030b9d2"/>
    </style:style>
    <style:style style:name="T34" style:family="text">
      <style:text-properties officeooo:rsid="00321e49"/>
    </style:style>
    <style:style style:name="T35" style:family="text">
      <style:text-properties officeooo:rsid="003e5c15"/>
    </style:style>
    <style:style style:name="T36" style:family="text">
      <style:text-properties officeooo:rsid="003fb9d1"/>
    </style:style>
    <style:style style:name="T37" style:family="text">
      <style:text-properties officeooo:rsid="004d8614"/>
    </style:style>
    <style:style style:name="T38" style:family="text">
      <style:text-properties officeooo:rsid="0059a7a5"/>
    </style:style>
    <style:style style:name="T39" style:family="text">
      <style:text-properties officeooo:rsid="005a203e"/>
    </style:style>
    <style:style style:name="T40" style:family="text">
      <style:text-properties style:text-line-through-style="none" officeooo:rsid="004e621b"/>
    </style:style>
    <style:style style:name="T41" style:family="text">
      <style:text-properties style:text-line-through-style="none" officeooo:rsid="005334a6"/>
    </style:style>
    <style:style style:name="T42" style:family="text">
      <style:text-properties style:text-line-through-style="none" officeooo:rsid="005a203e"/>
    </style:style>
    <style:style style:name="T43" style:family="text">
      <style:text-properties style:text-line-through-style="none" officeooo:rsid="00551744"/>
    </style:style>
    <style:style style:name="T44" style:family="text">
      <style:text-properties style:text-line-through-style="none" officeooo:rsid="004502d2"/>
    </style:style>
    <style:style style:name="T45" style:family="text">
      <style:text-properties style:text-line-through-style="none" officeooo:rsid="00490fed"/>
    </style:style>
    <style:style style:name="T46" style:family="text">
      <style:text-properties style:text-line-through-style="none" officeooo:rsid="0053f172"/>
    </style:style>
    <style:style style:name="T47" style:family="text">
      <style:text-properties style:text-line-through-style="none" officeooo:rsid="0049503e"/>
    </style:style>
    <style:style style:name="T48" style:family="text">
      <style:text-properties style:text-line-through-style="none" officeooo:rsid="00557888"/>
    </style:style>
    <style:style style:name="T49" style:family="text">
      <style:text-properties style:text-line-through-style="none" officeooo:rsid="005703ee"/>
    </style:style>
    <style:style style:name="T50" style:family="text">
      <style:text-properties style:text-line-through-style="none" officeooo:rsid="0056fc07"/>
    </style:style>
    <style:style style:name="T51" style:family="text">
      <style:text-properties style:text-line-through-style="none" officeooo:rsid="0057e775"/>
    </style:style>
    <style:style style:name="T52" style:family="text">
      <style:text-properties style:text-line-through-style="none" officeooo:rsid="0059a7a5"/>
    </style:style>
    <style:style style:name="T53" style:family="text">
      <style:text-properties style:text-line-through-style="none" officeooo:rsid="0069cc05"/>
    </style:style>
    <style:style style:name="T54" style:family="text">
      <style:text-properties style:text-line-through-style="none" officeooo:rsid="0069f4d5"/>
    </style:style>
    <style:style style:name="T55" style:family="text">
      <style:text-properties style:text-line-through-style="none" officeooo:rsid="006aab16"/>
    </style:style>
    <style:style style:name="T56" style:family="text">
      <style:text-properties officeooo:rsid="005b4b86"/>
    </style:style>
    <style:style style:name="T57" style:family="text">
      <style:text-properties officeooo:rsid="005e81ca"/>
    </style:style>
    <style:style style:name="T58" style:family="text">
      <style:text-properties officeooo:rsid="005f14ec"/>
    </style:style>
    <style:style style:name="T59" style:family="text">
      <style:text-properties officeooo:rsid="005fcdf6"/>
    </style:style>
    <style:style style:name="T60" style:family="text">
      <style:text-properties officeooo:rsid="00602a53"/>
    </style:style>
    <style:style style:name="T61" style:family="text">
      <style:text-properties officeooo:rsid="00614b10"/>
    </style:style>
    <style:style style:name="T62" style:family="text">
      <style:text-properties officeooo:rsid="0063111d"/>
    </style:style>
    <style:style style:name="T63" style:family="text">
      <style:text-properties officeooo:rsid="0064e83c"/>
    </style:style>
    <style:style style:name="T64" style:family="text">
      <style:text-properties officeooo:rsid="00650092"/>
    </style:style>
    <style:style style:name="T65" style:family="text">
      <style:text-properties officeooo:rsid="0066b8a6"/>
    </style:style>
    <style:style style:name="T66" style:family="text">
      <style:text-properties officeooo:rsid="0069cc05"/>
    </style:style>
    <style:style style:name="T67" style:family="text">
      <style:text-properties officeooo:rsid="006b5788"/>
    </style:style>
    <style:style style:name="T68" style:family="text">
      <style:text-properties officeooo:rsid="006c372e"/>
    </style:style>
    <style:style style:name="T69" style:family="text">
      <style:text-properties officeooo:rsid="006d1a32"/>
    </style:style>
    <style:style style:name="T70" style:family="text">
      <style:text-properties officeooo:rsid="006fb7bb"/>
    </style:style>
    <style:style style:name="T71" style:family="text">
      <style:text-properties officeooo:rsid="00709b35"/>
    </style:style>
    <style:style style:name="T72" style:family="text">
      <style:text-properties officeooo:rsid="0070d5ab"/>
    </style:style>
    <style:style style:name="T73" style:family="text">
      <style:text-properties officeooo:rsid="0072868d"/>
    </style:style>
    <style:style style:name="T74" style:family="text">
      <style:text-properties officeooo:rsid="0073243f"/>
    </style:style>
    <style:style style:name="T75" style:family="text">
      <style:text-properties officeooo:rsid="00738c6b"/>
    </style:style>
    <style:style style:name="T76" style:family="text">
      <style:text-properties officeooo:rsid="0074cd75"/>
    </style:style>
    <style:style style:name="T77" style:family="text">
      <style:text-properties officeooo:rsid="0075a460"/>
    </style:style>
    <style:style style:name="T78" style:family="text">
      <style:text-properties officeooo:rsid="00765d4a"/>
    </style:style>
    <style:style style:name="T79" style:family="text">
      <style:text-properties officeooo:rsid="0077b85a"/>
    </style:style>
    <style:style style:name="T80" style:family="text">
      <style:text-properties officeooo:rsid="0078210e"/>
    </style:style>
    <style:style style:name="T81" style:family="text">
      <style:text-properties officeooo:rsid="00796a46"/>
    </style:style>
    <style:style style:name="T82" style:family="text">
      <style:text-properties officeooo:rsid="007ac33a"/>
    </style:style>
    <style:style style:name="T83" style:family="text">
      <style:text-properties officeooo:rsid="007bb30c"/>
    </style:style>
    <style:style style:name="T84" style:family="text">
      <style:text-properties officeooo:rsid="007cde70"/>
    </style:style>
    <style:style style:name="T85" style:family="text">
      <style:text-properties officeooo:rsid="007d1fd6"/>
    </style:style>
    <style:style style:name="T86" style:family="text">
      <style:text-properties officeooo:rsid="007e834a"/>
    </style:style>
    <style:style style:name="T87" style:family="text">
      <style:text-properties officeooo:rsid="007f80b5"/>
    </style:style>
    <style:style style:name="T88" style:family="text">
      <style:text-properties officeooo:rsid="0080eed1"/>
    </style:style>
    <style:style style:name="T89" style:family="text">
      <style:text-properties officeooo:rsid="0081a1a6"/>
    </style:style>
    <style:style style:name="T90" style:family="text">
      <style:text-properties officeooo:rsid="00822d3d"/>
    </style:style>
    <style:style style:name="T91" style:family="text">
      <style:text-properties officeooo:rsid="0083a3e6"/>
    </style:style>
    <style:style style:name="T92" style:family="text">
      <style:text-properties officeooo:rsid="00859025"/>
    </style:style>
    <style:style style:name="T93" style:family="text">
      <style:text-properties officeooo:rsid="00874604"/>
    </style:style>
    <style:style style:name="T94" style:family="text">
      <style:text-properties officeooo:rsid="008935cd"/>
    </style:style>
    <style:style style:name="T95" style:family="text">
      <style:text-properties officeooo:rsid="008a7377"/>
    </style:style>
    <style:style style:name="T96" style:family="text">
      <style:text-properties officeooo:rsid="008bd7cd"/>
    </style:style>
    <style:style style:name="T97" style:family="text">
      <style:text-properties officeooo:rsid="008d3e82"/>
    </style:style>
    <style:style style:name="T98" style:family="text">
      <style:text-properties officeooo:rsid="008f21ee"/>
    </style:style>
    <style:style style:name="T99" style:family="text">
      <style:text-properties officeooo:rsid="008f7aac"/>
    </style:style>
    <style:style style:name="T100" style:family="text">
      <style:text-properties officeooo:rsid="0090927f"/>
    </style:style>
    <style:style style:name="T101" style:family="text">
      <style:text-properties officeooo:rsid="009154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A Bird in the House: </text:p>
      <text:p text:style-name="P2"><text:span text:style-name="T1">Obvious Endings to </text:span><text:span text:style-name="T3">Otherwise </text:span><text:span text:style-name="T2">Obscure</text:span><text:span text:style-name="T1"> Stories</text:span></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lexander Maguire</text:p>
      <text:p text:style-name="P6">20396195</text:p>
      <text:p text:style-name="P6">2013-10-02<text:line-break/><text:span text:style-name="T4">ENGL 140R-001</text:span></text:p>
      <text:p text:style-name="P7"><text:span text:style-name="T5"><text:tab/>Margaret Laurence's </text:span><text:span text:style-name="T6">A Bird in the House</text:span><text:span text:style-name="T5"> is a surprisingly charming collection of stories loosely chronicling the coming-of-age of a young girl growing up in depression-era rural Manitoba. </text:span><text:span text:style-name="T8">I say “surprisingly” because as a young, masculine, upwardly-mobile </text:span><text:span text:style-name="T17">student of</text:span><text:span text:style-name="T8"> software engineering, such subject matter is decidedly </text:span><text:span text:style-name="T14">not</text:span><text:span text:style-name="T8"> found on my bookshelf. </text:span><text:span text:style-name="T86">A more insidious reason to be surprised is that </text:span><text:span text:style-name="T15">a </text:span><text:span text:style-name="T16">guiding</text:span><text:span text:style-name="T15"> principle of mine </text:span><text:span text:style-name="T86">is</text:span><text:span text:style-name="T15"> to dislike the </text:span><text:span text:style-name="T37">mandatory</text:span><text:span text:style-name="T15"> readings of English class, </text:span><text:span text:style-name="T86">if for no reason other than </text:span><text:span text:style-name="T87">maliciousness</text:span><text:span text:style-name="T86">.</text:span></text:p>
      <text:p text:style-name="P3"><text:span text:style-name="T16"><text:tab/></text:span><text:span text:style-name="T18">And yet, despite my best attempt </text:span><text:span text:style-name="T23">not </text:span><text:span text:style-name="T18">to enjoy it, I </text:span><text:span text:style-name="T19">accidentally </text:span><text:span text:style-name="T18">found myself quite engaged by </text:span><text:span text:style-name="T7">A Bird in the House</text:span><text:span text:style-name="T18">. </text:span><text:span text:style-name="T20">Laurence portrays living characters with a rare</text:span><text:span text:style-name="T88">ly-seen</text:span><text:span text:style-name="T20"> verisimilitude and skillfully interweaves </text:span><text:span text:style-name="T89">their development </text:span><text:span text:style-name="T20">into a bigger plot than any one short story in the collection can adequately tell. </text:span><text:span text:style-name="T21">That being said, such things are not the </text:span><text:span text:style-name="T90">facet</text:span><text:span text:style-name="T21"> of the book that so captivated me; it's the blunt, seemingly out-of-place two or three sentences marking the end of each story that did.</text:span></text:p>
      <text:p text:style-name="P4"><text:span text:style-name="T21"><text:tab/></text:span><text:span text:style-name="T91">It has been a</text:span><text:span text:style-name="T22">lleged </text:span><text:span text:style-name="T91">that</text:span><text:span text:style-name="T22"> Laurence has been critiqued on her means of ending stories, that she ends them too obviously, </text:span><text:span text:style-name="T24">that she “insists on hammering home the symbolic resolution.” </text:span><text:span text:style-name="T25">I do not claim to be a scholar of </text:span><text:span text:style-name="T26">English</text:span><text:span text:style-name="T25">, but it seems like there is </text:span><text:span text:style-name="T27">an opportunity here to </text:span><text:span text:style-name="T92">consider</text:span><text:span text:style-name="T25"> </text:span><text:span text:style-name="T10">the </text:span><text:span text:style-name="T9">critical aspects of good literature</text:span><text:span text:style-name="T25">. </text:span><text:span text:style-name="T93">I haven't the foggiest as to what those may be,</text:span><text:span text:style-name="T28"> but there is certainly a good argument to be made about its ability to engage readers, especially those who </text:span><text:span text:style-name="T94">with a vested interest to dislike it.</text:span><text:span text:style-name="T28"> </text:span><text:span text:style-name="T95">Furthermore, i</text:span><text:span text:style-name="T30">t seems unlikely that the intended demographic of this book consists of </text:span><text:span text:style-name="T66">literary</text:span><text:span text:style-name="T30"> critics.</text:span></text:p>
      <text:p text:style-name="P3"><text:span text:style-name="T28"><text:tab/></text:span><text:span text:style-name="T29">The point to which I'm laboriously trying to get is that Laurence's “obvious endings” are a blessing to the casual reader.</text:span><text:span text:style-name="T30"> </text:span><text:span text:style-name="T31">Her “hammering home” of the symbolism is </text:span><text:span text:style-name="T96">fantastic because it reinforces the fact that</text:span><text:span text:style-name="T31"> </text:span><text:span text:style-name="T13">there is </text:span><text:span text:style-name="T12">indeed</text:span><text:span text:style-name="T13"> symbolism to be hammered home</text:span><text:span text:style-name="T31">, for those of us who might have missed it the first time </text:span><text:span text:style-name="T36">around</text:span><text:span text:style-name="T31">.</text:span></text:p>
      <text:p text:style-name="P8"><text:span text:style-name="T40"><text:tab/></text:span><text:span text:style-name="T41">To </text:span><text:span text:style-name="T42">more clearly</text:span><text:span text:style-name="T41"> illustrate this, </text:span><text:span text:style-name="T53">let</text:span><text:span text:style-name="T54">'</text:span><text:span text:style-name="T53">s</text:span><text:span text:style-name="T41"> look at the </text:span><text:span text:style-name="T43">short </text:span><text:span text:style-name="T41">story “The Sound of the Singing”, whose last lines </text:span><text:span text:style-name="T44">“</text:span><text:span text:style-name="T45">I</text:span><text:span text:style-name="T44"> ran, ran towards the sound of </text:span><text:span text:style-name="T45">[</text:span><text:span text:style-name="T46">Uncle </text:span><text:span text:style-name="T45">Dan's]</text:span><text:span text:style-name="T44"> singing. But he seemed a long way off now, and I wondered if I would ever catch up to him” </text:span><text:span text:style-name="T47">(p. 34). </text:span><text:span text:style-name="T48">In two sentences, Laurence manages to convey the idea that perhaps the </text:span><text:span text:style-name="T49">inane argument which seemingly amounted to nothing more than a</text:span><text:span text:style-name="T48"> </text:span><text:soft-page-break/><text:span text:style-name="T50">butting-of-horns</text:span><text:span text:style-name="T48"> between Grandfather Connor and Uncle Dan is more intricate than its original presentation. </text:span><text:span text:style-name="T50">Upon reflection, </text:span><text:span text:style-name="T49">it becomes painstakingly obvious that Dan's drinking, disregard for responsibility and general disinterest in growing up (a poorly adumbrated </text:span><text:span text:style-name="T51">metaphor made evident by his </text:span><text:span text:style-name="T52">explicit trip to the store to purchase candy </text:span><text:span text:style-name="T55">(p.33)</text:span><text:span text:style-name="T49">) </text:span><text:span text:style-name="T52">makes him the perfect foil to Grandfather Connor's no-nonsense, authoritarian approach to life.</text:span></text:p>
      <text:p text:style-name="P9"><text:span text:style-name="T38"><text:tab/></text:span><text:span text:style-name="T39">Vanessa's rebelliousness </text:span><text:span text:style-name="T61">is</text:span><text:span text:style-name="T56"> </text:span><text:span text:style-name="T39">portrayed quite clearly, </text:span><text:span text:style-name="T56">in that</text:span><text:span text:style-name="T39"> she </text:span><text:span text:style-name="T32">“rarely [listens] in Sunday school” (p. 5), </text:span><text:span text:style-name="T33">recites rude couplets about figures of authority (“Step on a crack, break your grandfather's back” (p. 3)), </text:span><text:span text:style-name="T60">and </text:span><text:span text:style-name="T34">talks back under her breath. </text:span><text:span text:style-name="T61">Along with</text:span><text:span text:style-name="T56"> </text:span><text:span text:style-name="T59">her applause of Dan's song, despite her grandfather's vexation, </text:span><text:span text:style-name="T57">and her very childhood itself, </text:span><text:span text:style-name="T61">this rebelliousness</text:span><text:span text:style-name="T57"> </text:span><text:span text:style-name="T61">is</text:span><text:span text:style-name="T57"> indicative of </text:span><text:span text:style-name="T58">Vanessa</text:span><text:span text:style-name="T57"> responding more strongly to the influence of her great-uncle than of her grandfather. </text:span><text:span text:style-name="T59">However, during the course of the story, she “[realizes] that it was true, what Grandfather had said [about all of Uncle Dan's ventures going up in smoke]” (p. 30). </text:span><text:span text:style-name="T60">This changing of allegiance becomes more evident </text:span><text:span text:style-name="T61">by Grandfather Connor's spoken resignation to Vanessa, “as though he could not speak directly to any of the adults in that room” (p. 31).</text:span></text:p>
      <text:p text:style-name="P9"><text:span text:style-name="T61"><text:tab/></text:span><text:span text:style-name="T62">And thus, the symbolism evoked by </text:span><text:span text:style-name="T63">her presumed inability to catch up with Uncle Dan </text:span><text:span text:style-name="T62">is Vanessa's acceptance of growing up. </text:span><text:span text:style-name="T64">D</text:span><text:span text:style-name="T62">espite the misgivings she has about her grandfather's stern probity, she now knows too much </text:span><text:span text:style-name="T64">(</text:span><text:span text:style-name="T97">implied by </text:span><text:span text:style-name="T64">Uncle Dan</text:span><text:span text:style-name="T97">'s </text:span><text:span text:style-name="T64">seem</text:span><text:span text:style-name="T97">ing</text:span><text:span text:style-name="T98">ly</text:span><text:span text:style-name="T64"> exceptional distan</text:span><text:span text:style-name="T98">ce</text:span><text:span text:style-name="T64">)</text:span><text:span text:style-name="T62"> to willingly </text:span><text:span text:style-name="T65">follow the trail forged by her great-uncle.</text:span></text:p>
      <text:p text:style-name="P9"><text:span text:style-name="T65"><text:tab/></text:span><text:span text:style-name="T67">The story “The Half-Husky”, </text:span><text:span text:style-name="T11">prima facie</text:span><text:span text:style-name="T67">, is about Vanessa's adoption of a dog and the events revolving around a sociopathic adolescent named Harvey, whom she meets as he is tormenting her new p</text:span><text:span text:style-name="T68">uppy</text:span><text:span text:style-name="T67">. </text:span><text:span text:style-name="T69">Laurence paints a magnificent depiction of the squalor in which Harvey and his aunt Ada live (p. 151), </text:span><text:span text:style-name="T70">and suggests with no ambiguity that it is Ada's relationship with her nephew that has caused the boy to become as he is. Ada attempts to shake off the responsibility, “listen, you got no idea how it's been. What was I supposed to do, left with a kid to look after? … Who do you think he takes after? Some shit nobody but [</text:span><text:span text:style-name="T71">Harvey's</text:span><text:span text:style-name="T70"> mother] ever seen.” (p. 159), </text:span><text:span text:style-name="T71">but her very act of doing so </text:span><text:span text:style-name="T74">implicates</text:span><text:span text:style-name="T72"> </text:span><text:soft-page-break/><text:span text:style-name="T72">more blame than it assu</text:span><text:span text:style-name="T73">a</text:span><text:span text:style-name="T72">ges. </text:span></text:p>
      <text:p text:style-name="P9"><text:span text:style-name="T72"><text:tab/></text:span><text:span text:style-name="T75">“The Half-Husky” concludes: “once [Ada] said hello to me. I did not reply, although I knew this was probably not fair, either” </text:span><text:span text:style-name="T76">(p. 161). </text:span><text:span text:style-name="T77">From this passage, it is clear that Vanessa feels that she has some stake in the blame, and a second read-through to determine why effects some understanding. </text:span><text:span text:style-name="T78">Vanessa's relationship with Nanuk, her dog, almost perfectly emulates that between Ada and Harvey. </text:span><text:span text:style-name="T79">Despite “[promising] to look after it” (p. 146) , Vanessa willfully ignores the problems she sees Nanuk having (Harvey's torments) and allows Nanuk to attempt to deal with them himself. </text:span><text:span text:style-name="T80">Such a decision is reminiscent of Ada, who, in saying that “[Harvey] has never been anything but trouble” (p. 159), is acknowledging his problems </text:span><text:span text:style-name="T99">but also choosing to ignore them.</text:span></text:p>
      <text:p text:style-name="P9"><text:span text:style-name="T80"><text:tab/>In the end, this neglect makes monsters out of both Harvey (who ends up imprisoned) and Nanuk, whom Vanessa realizes “[she] had not been sure that he would not [kill Harvey]” if he had the chance (p. 153).</text:span></text:p>
      <text:p text:style-name="P9"><text:span text:style-name="T80"><text:tab/></text:span><text:span text:style-name="T82">To reiterate, this author considers Laurence's blunt, obvious endings likely the most effective elements of storytelling in her possession. </text:span><text:span text:style-name="T100">Their use</text:span><text:span text:style-name="T83"> force</text:span><text:span text:style-name="T100">s</text:span><text:span text:style-name="T83"> the interested reader to shift perspectives and reread the story from a</text:span><text:span text:style-name="T101">n entirely</text:span><text:span text:style-name="T83"> different angle.</text:span><text:span text:style-name="T81"> </text:span><text:span text:style-name="T82">In an age where the skeptics among us presume more effort is put into analyzing literary symbolism than was </text:span><text:span text:style-name="T84">originally </text:span><text:span text:style-name="T82">spent encoding said symbolism, it is a refreshing change of pace to be assured that yes, Margaret Laurence is at least as clever as the credit </text:span><text:span text:style-name="T85">for which</text:span><text:span text:style-name="T82"> she is giv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30T19:43:16</meta:creation-date>
    <dc:date>2013-10-02T01:55:31</dc:date>
    <meta:editing-duration>PT11H59M49S</meta:editing-duration>
    <meta:editing-cycles>133</meta:editing-cycles>
    <meta:generator>LibreOffice/4.0.2.2$Linux_X86_64 LibreOffice_project/400m0$Build-2</meta:generator>
    <meta:document-statistic meta:table-count="0" meta:image-count="0" meta:object-count="0" meta:page-count="4" meta:paragraph-count="16" meta:word-count="1049" meta:character-count="6322" meta:non-whitespace-character-count="5276"/>
  </office:meta>
</office:document-meta>
</file>